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miting link</text:p>
          </table:table-cell>
          <table:table-cell table:style-name="Default" office:value-type="string" calcext:value-type="string">
            <text:p>DL</text:p>
          </table:table-cell>
          <table:table-cell/>
        </table:table-row>
        <table:table-row table:style-name="ro1">
          <table:table-cell office:value-type="string" calcext:value-type="string">
            <text:p>Carrier frequency [MHz]</text:p>
          </table:table-cell>
          <table:table-cell office:value-type="float" office:value="900" calcext:value-type="float">
            <text:p>900.00</text:p>
          </table:table-cell>
          <table:table-cell/>
        </table:table-row>
        <table:table-row table:style-name="ro1">
          <table:table-cell office:value-type="string" calcext:value-type="string">
            <text:p>Signal bandwidth [MHz]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Number of PRBs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From bw</text:p>
          </table:table-cell>
        </table:table-row>
        <table:table-row table:style-name="ro1">
          <table:table-cell office:value-type="string" calcext:value-type="string">
            <text:p>Allocated bandwidth [kHz]</text:p>
          </table:table-cell>
          <table:table-cell table:formula="of:=[.B5]*12*15" office:value-type="float" office:value="4500" calcext:value-type="float">
            <text:p>4500.00</text:p>
          </table:table-cell>
          <table:table-cell office:value-type="string" calcext:value-type="string">
            <text:p>based on number of prbs</text:p>
          </table:table-cell>
        </table:table-row>
        <table:table-row table:style-name="ro1">
          <table:table-cell office:value-type="string" calcext:value-type="string">
            <text:p>BS antenna height [m]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UE antenna height [m]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Coverage probability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Shadowing std dev [dB]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string" calcext:value-type="string">
            <text:p>Shadowing Ks/sigma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based on coverage prob.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table:style-name="Default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HARQ retransmissions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</text:p>
          </table:table-cell>
          <table:table-cell table:style-name="Default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rvice area [km²]</text:p>
          </table:table-cell>
          <table:table-cell office:value-type="float" office:value="100" calcext:value-type="float">
            <text:p>100.00</text:p>
          </table:table-cell>
          <table:table-cell/>
        </table:table-row>
        <table:table-row table:style-name="ro1">
          <table:table-cell table:style-name="ce1" office:value-type="string" calcext:value-type="string">
            <text:p>Transmiss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SPA power [dBm]</text:p>
          </table:table-cell>
          <table:table-cell office:value-type="float" office:value="42" calcext:value-type="float">
            <text:p>42.00</text:p>
          </table:table-cell>
          <table:table-cell/>
        </table:table-row>
        <table:table-row table:style-name="ro1">
          <table:table-cell office:value-type="string" calcext:value-type="string">
            <text:p>Common channels power [dBm]</text:p>
          </table:table-cell>
          <table:table-cell table:style-name="Default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Pilot power [dBm]</text:p>
          </table:table-cell>
          <table:table-cell table:style-name="Default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umber of transmit antennas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ssumption</text:p>
          </table:table-cell>
        </table:table-row>
        <table:table-row table:style-name="ro1">
          <table:table-cell office:value-type="string" calcext:value-type="string">
            <text:p>BS total pilot transmit power [dB]</text:p>
          </table:table-cell>
          <table:table-cell table:formula="of:=[.B19]+10*LOG([.B20];10)" office:value-type="float" office:value="36.0102999566398" calcext:value-type="float">
            <text:p>36.01</text:p>
          </table:table-cell>
          <table:table-cell/>
        </table:table-row>
        <table:table-row table:style-name="ro1">
          <table:table-cell office:value-type="string" calcext:value-type="string">
            <text:p>BS antenna gain [dBi]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Cable losses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TMA insertion loss [dB]</text:p>
          </table:table-cell>
          <table:table-cell office:value-type="float" office:value="0.5" calcext:value-type="float">
            <text:p>0.50</text:p>
          </table:table-cell>
          <table:table-cell/>
        </table:table-row>
        <table:table-row table:style-name="ro1">
          <table:table-cell office:value-type="string" calcext:value-type="string">
            <text:p>EIRP [dBm]</text:p>
          </table:table-cell>
          <table:table-cell table:formula="of:=[.B21]+[.B22]-[.B23]-[.B24]" office:value-type="float" office:value="47.5102999566398" calcext:value-type="float">
            <text:p>47.51</text:p>
          </table:table-cell>
          <table:table-cell/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t SINR threshold [dB]</text:p>
          </table:table-cell>
          <table:table-cell office:value-type="float" office:value="-14" calcext:value-type="float">
            <text:p>-14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Thermal noise density [dBm/Hz]</text:p>
          </table:table-cell>
          <table:table-cell office:value-type="float" office:value="-174" calcext:value-type="float">
            <text:p>-174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Noise power in the band [dBm]</text:p>
          </table:table-cell>
          <table:table-cell table:formula="of:=[.B28]+10*LOG([.B6] * POWER(10;3);10)" office:value-type="float" office:value="-107.467874862247" calcext:value-type="float">
            <text:p>-107.47</text:p>
          </table:table-cell>
          <table:table-cell/>
        </table:table-row>
        <table:table-row table:style-name="ro1">
          <table:table-cell office:value-type="string" calcext:value-type="string">
            <text:p>UE noise factor [dB]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UE antenna gain [dBi]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Antenna diversity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FDPS scheduling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HARQ gain [dB]</text:p>
          </table:table-cell>
          <table:table-cell table:formula="of:=10*LOG([.B13];10)" office:value-type="float" office:value="6.02059991327962" calcext:value-type="float">
            <text:p>6.02</text:p>
          </table:table-cell>
          <table:table-cell office:value-type="string" calcext:value-type="string">
            <text:p>solved from amount of retransmissions</text:p>
          </table:table-cell>
        </table:table-row>
        <table:table-row table:style-name="ro1">
          <table:table-cell office:value-type="string" calcext:value-type="string">
            <text:p>Protocol overhead [%]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value for 20 MHz bandwidth</text:p>
          </table:table-cell>
        </table:table-row>
        <table:table-row table:style-name="ro1">
          <table:table-cell office:value-type="string" calcext:value-type="string">
            <text:p>Protocol overhead [dB]</text:p>
          </table:table-cell>
          <table:table-cell table:formula="of:=10 * LOG((100-[.B35])/100; 10)" office:value-type="float" office:value="-1.54901959985743" calcext:value-type="float">
            <text:p>-1.55</text:p>
          </table:table-cell>
          <table:table-cell/>
        </table:table-row>
        <table:table-row table:style-name="ro1">
          <table:table-cell office:value-type="string" calcext:value-type="string">
            <text:p>Sensitivity [dBm]</text:p>
          </table:table-cell>
          <table:table-cell table:formula="of:=[.B27]+[.B29]+[.B30]-SUM([.B31:.B34])+[.B36]" office:value-type="float" office:value="-127.037494375384" calcext:value-type="float">
            <text:p>-127.04</text:p>
          </table:table-cell>
          <table:table-cell/>
        </table:table-row>
        <table:table-row table:style-name="ro1">
          <table:table-cell table:style-name="ce1" office:value-type="string" calcext:value-type="string">
            <text:p>Margins 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terference marg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Shadowing margin [dB]</text:p>
          </table:table-cell>
          <table:table-cell table:formula="of:=[.B11]*[.B10]" office:value-type="float" office:value="13.12" calcext:value-type="float">
            <text:p>13.12</text:p>
          </table:table-cell>
          <table:table-cell/>
        </table:table-row>
        <table:table-row table:style-name="ro1">
          <table:table-cell office:value-type="string" calcext:value-type="string">
            <text:p>Body loss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recommended figure</text:p>
          </table:table-cell>
        </table:table-row>
        <table:table-row table:style-name="ro1">
          <table:table-cell office:value-type="string" calcext:value-type="string">
            <text:p>Indoor propagation margin [dB]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Margins, indoor [dB]</text:p>
          </table:table-cell>
          <table:table-cell table:formula="of:=SUM([.B38:.B42])" office:value-type="float" office:value="34.12" calcext:value-type="float">
            <text:p>34.12</text:p>
          </table:table-cell>
          <table:table-cell/>
        </table:table-row>
        <table:table-row table:style-name="ro1">
          <table:table-cell office:value-type="string" calcext:value-type="string">
            <text:p>Margins, outdoor [dB]</text:p>
          </table:table-cell>
          <table:table-cell table:style-name="Default" table:formula="of:=SUM([.B39:.B41])" office:value-type="float" office:value="19.12" calcext:value-type="float">
            <text:p>19.12</text:p>
          </table:table-cell>
          <table:table-cell/>
        </table:table-row>
        <table:table-row table:style-name="ro1">
          <table:table-cell table:style-name="ce1" office:value-type="string" calcext:value-type="string">
            <text:p>Sensitiviti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ensitivity, indoor [dBm]</text:p>
          </table:table-cell>
          <table:table-cell table:formula="of:=[.B37]+[.B43]" office:value-type="float" office:value="-92.9174943753836" calcext:value-type="float">
            <text:p>-92.92</text:p>
          </table:table-cell>
          <table:table-cell/>
        </table:table-row>
        <table:table-row table:style-name="ro1">
          <table:table-cell office:value-type="string" calcext:value-type="string">
            <text:p>Sensitivity, outdoor [dBm]</text:p>
          </table:table-cell>
          <table:table-cell table:formula="of:=[.B37]+[.B44]" office:value-type="float" office:value="-107.917494375384" calcext:value-type="float">
            <text:p>-107.92</text:p>
          </table:table-cell>
          <table:table-cell/>
        </table:table-row>
        <table:table-row table:style-name="ro1">
          <table:table-cell table:style-name="ce1" office:value-type="string" calcext:value-type="string">
            <text:p>Cell 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L indoor [dB]</text:p>
          </table:table-cell>
          <table:table-cell table:formula="of:=[.B25]-[.B46]" office:value-type="float" office:value="140.427794332023" calcext:value-type="float">
            <text:p>140.43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MAPL outdoor [dB]</text:p>
          </table:table-cell>
          <table:table-cell table:formula="of:=[.B25]-[.B47]" office:value-type="float" office:value="155.427794332023" calcext:value-type="float">
            <text:p>155.43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Hata A</text:p>
          </table:table-cell>
          <table:table-cell office:value-type="float" office:value="134.35" calcext:value-type="float">
            <text:p>134.35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Hata B</text:p>
          </table:table-cell>
          <table:table-cell office:value-type="float" office:value="38.98" calcext:value-type="float">
            <text:p>38.98</text:p>
          </table:table-cell>
          <table:table-cell/>
        </table:table-row>
        <table:table-row table:style-name="ro1">
          <table:table-cell office:value-type="string" calcext:value-type="string">
            <text:p>Hata C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Cell range, indoor [km]</text:p>
          </table:table-cell>
          <table:table-cell table:formula="of:=POWER(10;-[.B51]/[.B52]+[.B53]/[.B52]+[.B49]/[.B52])" office:value-type="float" office:value="1.46963227015323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Cell range, outdoor [km]</text:p>
          </table:table-cell>
          <table:table-cell table:formula="of:=POWER(10;-[.B51]/[.B52]+[.B53]/[.B52]+[.B50]/[.B52])" office:value-type="float" office:value="3.56468701472614" calcext:value-type="float">
            <text:p>3.56</text:p>
          </table:table-cell>
          <table:table-cell/>
        </table:table-row>
        <table:table-row table:style-name="ro1">
          <table:table-cell table:style-name="ce1" office:value-type="string" calcext:value-type="string">
            <text:p>Number of cells, indoo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ell area [km²]</text:p>
          </table:table-cell>
          <table:table-cell table:formula="of:=(3*SQRT(3)*[.B54]^2)/8" office:value-type="float" office:value="1.40284359733689" calcext:value-type="float">
            <text:p>1.40</text:p>
          </table:table-cell>
          <table:table-cell/>
        </table:table-row>
        <table:table-row table:style-name="ro1">
          <table:table-cell table:style-name="ce4" office:value-type="string" calcext:value-type="string">
            <text:p>Number of cells</text:p>
          </table:table-cell>
          <table:table-cell table:formula="of:=CEILING([.B15]/[.B57])" office:value-type="float" office:value="72" calcext:value-type="float">
            <text:p>72.00</text:p>
          </table:table-cell>
          <table:table-cell/>
        </table:table-row>
        <table:table-row table:style-name="ro1">
          <table:table-cell table:style-name="ce1" office:value-type="string" calcext:value-type="string">
            <text:p>Number of cells, outdoo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ell area [km²]</text:p>
          </table:table-cell>
          <table:table-cell table:formula="of:=(3*SQRT(3)*[.B55]^2)/8" office:value-type="float" office:value="8.25343439095873" calcext:value-type="float">
            <text:p>8.25</text:p>
          </table:table-cell>
          <table:table-cell/>
        </table:table-row>
        <table:table-row table:style-name="ro1">
          <table:table-cell table:style-name="ce4" office:value-type="string" calcext:value-type="string">
            <text:p>Number of cells</text:p>
          </table:table-cell>
          <table:table-cell table:formula="of:=CEILING([.B15]/[.B60])" office:value-type="float" office:value="13" calcext:value-type="float">
            <text:p>13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9" loext:min-decimal-places="19" number:min-integer-digits="1"/>
    </number:number-style>
    <number:number-style style:name="N119">
      <number:number number:decimal-places="20" loext:min-decimal-places="20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4:48:11.175185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8:37:15.332741675</meta:creation-date>
    <dc:date>2022-06-23T16:46:54.649830411</dc:date>
    <meta:editing-duration>PT9H10M58S</meta:editing-duration>
    <meta:editing-cycles>8</meta:editing-cycles>
    <meta:generator>LibreOffice/6.4.7.2$Linux_X86_64 LibreOffice_project/40$Build-2</meta:generator>
    <meta:document-statistic meta:table-count="1" meta:cell-count="136" meta:object-count="0"/>
  </office:meta>
</office:document-meta>
</file>